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text-properties fo:language="en" fo:country="US" officeooo:rsid="001f82da" officeooo:paragraph-rsid="001f82da"/>
    </style:style>
    <style:style style:name="P5" style:family="paragraph" style:parent-style-name="Standard">
      <style:text-properties fo:language="en" fo:country="US" officeooo:rsid="0020e4dc" officeooo:paragraph-rsid="0020e4d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1b33e5"/>
    </style:style>
    <style:style style:name="P8" style:family="paragraph" style:parent-style-name="Standard">
      <style:text-properties officeooo:rsid="00291015" officeooo:paragraph-rsid="00291015"/>
    </style:style>
    <style:style style:name="P9" style:family="paragraph" style:parent-style-name="Standard">
      <style:text-properties officeooo:rsid="00291015" officeooo:paragraph-rsid="002baad6"/>
    </style:style>
    <style:style style:name="P10" style:family="paragraph" style:parent-style-name="Default_5f_ntt">
      <style:text-properties fo:language="en" fo:country="US"/>
    </style:style>
    <style:style style:name="P11" style:family="paragraph" style:parent-style-name="Default_5f_ntt">
      <style:text-properties fo:language="en" fo:country="US" fo:font-style="normal" style:font-style-asian="normal" style:font-style-complex="normal"/>
    </style:style>
    <style:style style:name="P12" style:family="paragraph" style:parent-style-name="cmd_5f_code">
      <style:text-properties officeooo:rsid="0022f8ad" officeooo:paragraph-rsid="0022f8ad"/>
    </style:style>
    <style:style style:name="P13" style:family="paragraph" style:parent-style-name="note">
      <style:text-properties officeooo:rsid="00274e63" officeooo:paragraph-rsid="00274e63"/>
    </style:style>
    <style:style style:name="P14" style:family="paragraph" style:parent-style-name="Heading_20_2" style:master-page-name="First_20_Page">
      <style:paragraph-properties style:page-number="auto"/>
    </style:style>
    <style:style style:name="P15" style:family="paragraph" style:parent-style-name="Standard">
      <style:text-properties fo:language="en" fo:country="US" officeooo:rsid="002cf52d" officeooo:paragraph-rsid="002cf52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  <style:style style:name="T6" style:family="text">
      <style:text-properties officeooo:rsid="00173c0d"/>
    </style:style>
    <style:style style:name="T7" style:family="text">
      <style:text-properties officeooo:rsid="001cbf9c"/>
    </style:style>
    <style:style style:name="T8" style:family="text">
      <style:text-properties officeooo:rsid="001f1e5d"/>
    </style:style>
    <style:style style:name="T9" style:family="text">
      <style:text-properties officeooo:rsid="00215d93"/>
    </style:style>
    <style:style style:name="T10" style:family="text">
      <style:text-properties officeooo:rsid="00244b07"/>
    </style:style>
    <style:style style:name="T11" style:family="text">
      <style:text-properties officeooo:rsid="002527dc"/>
    </style:style>
    <style:style style:name="T12" style:family="text">
      <style:text-properties officeooo:rsid="0025a5a5"/>
    </style:style>
    <style:style style:name="T13" style:family="text">
      <style:text-properties officeooo:rsid="002baad6"/>
    </style:style>
    <style:style style:name="T14" style:family="text">
      <style:text-properties officeooo:rsid="002cf52d"/>
    </style:style>
    <style:style style:name="T15" style:family="text">
      <style:text-properties officeooo:rsid="002dbb7a"/>
    </style:style>
  </office:automatic-styles>
  <office:body>
    <office:text text:use-soft-page-breaks="true">
      <office:forms form:automatic-focus="false" form:apply-design-mode="false"/>
      <text:tracked-changes>
        <text:changed-region xml:id="ct63312800" text:id="ct63312800">
          <text:insertion>
            <office:change-info>
              <dc:creator>Denis Kotlar</dc:creator>
              <dc:date>2016-06-27T12:35:00</dc:date>
            </office:change-info>
          </text:insertion>
        </text:changed-region>
        <text:changed-region xml:id="ct63318432" text:id="ct63318432">
          <text:insertion>
            <office:change-info>
              <dc:creator>Denis Kotlar</dc:creator>
              <dc:date>2016-07-25T15:19:00</dc:date>
            </office:change-info>
          </text:insertion>
        </text:changed-region>
        <text:changed-region xml:id="ct63306736" text:id="ct63306736">
          <text:insertion>
            <office:change-info>
              <dc:creator>Denis Kotlar</dc:creator>
              <dc:date>2016-07-25T15:20:00</dc:date>
            </office:change-info>
          </text:insertion>
        </text:changed-region>
        <text:changed-region xml:id="ct73330144" text:id="ct73330144">
          <text:insertion>
            <office:change-info>
              <dc:creator>Denis Kotlar</dc:creator>
              <dc:date>2016-07-25T15:22:00</dc:date>
            </office:change-info>
          </text:insertion>
        </text:changed-region>
        <text:changed-region xml:id="ct73330368" text:id="ct73330368">
          <text:insertion>
            <office:change-info>
              <dc:creator>Denis Kotlar</dc:creator>
              <dc:date>2016-07-25T15:23:00</dc:date>
            </office:change-info>
          </text:insertion>
        </text:changed-region>
        <text:changed-region xml:id="ct73330672" text:id="ct73330672">
          <text:insertion>
            <office:change-info>
              <dc:creator>Denis Kotlar</dc:creator>
              <dc:date>2016-07-25T15:29:00</dc:date>
            </office:change-info>
          </text:insertion>
        </text:changed-region>
        <text:changed-region xml:id="ct73331328" text:id="ct73331328">
          <text:insertion>
            <office:change-info>
              <dc:creator>Denis Kotlar</dc:creator>
              <dc:date>2016-07-25T15:24:00</dc:date>
            </office:change-info>
          </text:insertion>
        </text:changed-region>
        <text:changed-region xml:id="ct73333456" text:id="ct73333456">
          <text:insertion>
            <office:change-info>
              <dc:creator>Denis Kotlar</dc:creator>
              <dc:date>2016-07-25T15:18:00</dc:date>
            </office:change-info>
          </text:insertion>
        </text:changed-region>
        <text:changed-region xml:id="ct73333680" text:id="ct73333680">
          <text:insertion>
            <office:change-info>
              <dc:creator>Denis Kotlar</dc:creator>
              <dc:date>2016-07-25T15:19:00</dc:date>
            </office:change-info>
          </text:insertion>
        </text:changed-region>
        <text:changed-region xml:id="ct73336944" text:id="ct73336944">
          <text:insertion>
            <office:change-info>
              <dc:creator>Denis Kotlar</dc:creator>
              <dc:date>2016-06-27T14:20:00</dc:date>
            </office:change-info>
          </text:insertion>
        </text:changed-region>
        <text:changed-region xml:id="ct63534848" text:id="ct63534848">
          <text:insertion>
            <office:change-info>
              <dc:creator>Denis Kotlar</dc:creator>
              <dc:date>2016-06-27T12:19:00</dc:date>
            </office:change-info>
          </text:insertion>
        </text:changed-region>
        <text:changed-region xml:id="ct63535232" text:id="ct63535232">
          <text:insertion>
            <office:change-info>
              <dc:creator>Denis Kotlar</dc:creator>
              <dc:date>2016-06-27T12:19:00</dc:date>
            </office:change-info>
          </text:insertion>
        </text:changed-region>
        <text:changed-region xml:id="ct63535616" text:id="ct63535616">
          <text:insertion>
            <office:change-info>
              <dc:creator>Denis Kotlar</dc:creator>
              <dc:date>2016-06-27T12:20:00</dc:date>
            </office:change-info>
          </text:insertion>
        </text:changed-region>
        <text:changed-region xml:id="ct56144368" text:id="ct56144368">
          <text:insertion>
            <office:change-info>
              <dc:creator>Denis Kotlar</dc:creator>
              <dc:date>2016-06-27T14:20:00</dc:date>
            </office:change-info>
          </text:insertion>
        </text:changed-region>
        <text:changed-region xml:id="ct77071632" text:id="ct77071632">
          <text:insertion>
            <office:change-info>
              <dc:creator>Denis Kotlar</dc:creator>
              <dc:date>2016-07-25T15:33:00</dc:date>
            </office:change-info>
          </text:insertion>
        </text:changed-region>
        <text:changed-region xml:id="ct56148960" text:id="ct56148960">
          <text:insertion>
            <office:change-info>
              <dc:creator>Denis Kotlar</dc:creator>
              <dc:date>2016-06-27T14:24:00</dc:date>
            </office:change-info>
          </text:insertion>
        </text:changed-region>
        <text:changed-region xml:id="ct56149568" text:id="ct56149568">
          <text:insertion>
            <office:change-info>
              <dc:creator>Denis Kotlar</dc:creator>
              <dc:date>2016-06-27T12:41:00</dc:date>
            </office:change-info>
          </text:insertion>
        </text:changed-region>
        <text:changed-region xml:id="ct56150752" text:id="ct56150752">
          <text:insertion>
            <office:change-info>
              <dc:creator>Denis Kotlar</dc:creator>
              <dc:date>2016-06-27T12:39:00</dc:date>
            </office:change-info>
          </text:insertion>
        </text:changed-region>
        <text:changed-region xml:id="ct56151360" text:id="ct56151360">
          <text:insertion>
            <office:change-info>
              <dc:creator>Denis Kotlar</dc:creator>
              <dc:date>2016-06-27T12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768154862972662743" text:style-name="Outline">
        <text:list-item>
          <text:list>
            <text:list-item>
              <text:h text:style-name="P14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5355258635050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1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1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6">Discrete</text:p>
          </table:table-cell>
          <table:table-cell table:style-name="Table73.A1" office:value-type="string">
            <text:p text:style-name="P6">CH1|CH2</text:p>
          </table:table-cell>
          <table:table-cell table:style-name="Table73.A1" office:value-type="string">
            <text:p text:style-name="P6">–</text:p>
          </table:table-cell>
        </table:table-row>
        <table:table-row>
          <table:table-cell table:style-name="Table73.A1" office:value-type="string">
            <text:p text:style-name="P11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0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0">Related Commands</text:p>
          </table:table-cell>
          <table:table-cell table:style-name="Table73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535516219212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1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1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6">Discrete</text:p>
          </table:table-cell>
          <table:table-cell table:style-name="Table75.A1" office:value-type="string">
            <text:p text:style-name="P6">CH1|CH2</text:p>
          </table:table-cell>
          <table:table-cell table:style-name="Table75.A1" office:value-type="string">
            <text:p text:style-name="P6">n/a</text:p>
          </table:table-cell>
        </table:table-row>
        <table:table-row>
          <table:table-cell table:style-name="Table75.A1" office:value-type="string">
            <text:p text:style-name="P11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0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0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535521796457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1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1">Description</text:p>
          </table:table-cell>
          <table:table-cell table:style-name="Table122.A1" table:number-columns-spanned="4" office:value-type="string">
            <text:p text:style-name="P7">Query the temperature measured using the specified temperature sensors as follows:</text:p>
            <text:list xml:id="list4053057159156837407" text:style-name="List_20_1">
              <text:list-item>
                <text:p text:style-name="List_20_1_20_Start">MAIN – temperature sensor connected to Arduino Shield board (can be used to monitor <text:span text:style-name="T7">e.g. </text:span>power transformer temperature)</text:p>
              </text:list-item>
              <text:list-item>
                <text:p text:style-name="List_20_1_20_Cont."><text:change-start text:change-id="ct63312800"/>AUX – auxiliary temperature sensor connected to Arduino Shield board <text:span text:style-name="T9">(can be used to monitor e.g. “ambient” or chassis temperature)</text:span></text:p>
              </text:list-item>
              <text:list-item>
                <text:p text:style-name="List_20_1_20_Cont.">CH1, CH2 <text:s/>– temperature sensor connected to <text:span text:style-name="T8">channel power</text:span> board <text:span text:style-name="T8">used to regulate fan speed (if installed)</text:span>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<text:span text:style-name="T11">during</text:span> <text:span text:style-name="T12">the </text:span>charging <text:span text:style-name="T11">cycle</text:span>)<text:change-end text:change-id="ct63312800"/><text:change-start text:change-id="ct63318432"/></text:p>
              </text:list-item>
            </text:list>
            <text:p text:style-name="P9">All installed sensors are per<text:change-end text:change-id="ct63318432"/><text:change-start text:change-id="ct63306736"/>iodically tested. <text:span text:style-name="T13">When</text:span> <text:span text:style-name="T13">sensor does not </text:span>passed <text:span text:style-name="T15">the test, </text:span>programmed output current is automatically limited to <text:change-end text:change-id="ct63306736"/><text:change-start text:change-id="ct73330144"/>value defined with <text:span text:style-name="backtick">ERR_MAX_CURRENT</text:span> constant (<text:span text:style-name="backtick">conf_advanced.h</text:span>). <text:span text:style-name="T13">If l</text:span>oad <text:span text:style-name="T13">that </text:span>draw<text:span text:style-name="T13">s</text:span> more current then <text:span text:style-name="backtick">ERR_MAX_CURRENT</text:span> value <text:span text:style-name="T13">o</text:span>utput current will be set t<text:change-end text:change-id="ct73330144"/><text:change-start text:change-id="ct73330368"/>o zero<text:change-end text:change-id="ct73330368"/><text:change-start text:change-id="ct73330672"/>.<text:change-end text:change-id="ct73330672"/><text:change-start text:change-id="ct73331328"/></text:p>
            <text:p text:style-name="P8"><text:change-end text:change-id="ct73331328"/><text:change-start text:change-id="ct73333456"/></text:p>
            <text:p text:style-name="P13"><text:change-end text:change-id="ct73333456"/><text:change-start text:change-id="ct73333680"/>AUX and BATT sensors are still not supported in M2 firmware.<text:change-end text:change-id="ct73333680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<text:change-start text:change-id="ct73336944"/> <text:span text:style-name="T10">If self-test detect selected temperature sensor failure or sensor is not installed a -240 or -241 error will be generated. </text:span><text:change-end text:change-id="ct73336944"/>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1">Parameters</text:p>
          </table:table-cell>
          <table:table-cell table:style-name="Table122.B4" office:value-type="string">
            <text:p text:style-name="P3">Name</text:p>
          </table:table-cell>
          <table:table-cell table:style-name="Table122.B4" office:value-type="string">
            <text:p text:style-name="P3">Type</text:p>
          </table:table-cell>
          <table:table-cell table:style-name="Table122.B4" office:value-type="string">
            <text:p text:style-name="P3">Range</text:p>
          </table:table-cell>
          <table:table-cell table:style-name="Table122.B4" office:value-type="string">
            <text:p text:style-name="P3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6">Discrete</text:p>
          </table:table-cell>
          <table:table-cell table:style-name="Table122.A1" office:value-type="string">
            <text:p text:style-name="P6"><text:change-start text:change-id="ct63534848"/><text:span text:style-name="T6">{</text:span><text:change-end text:change-id="ct63534848"/>[MAIN]<text:change-start text:change-id="ct63535232"/><text:span text:style-name="T6">|AUX|CH1</text:span><text:change-end text:change-id="ct63535232"/><text:change-start text:change-id="ct63535616"/><text:span text:style-name="T6">|CH2|BATT}</text:span><text:change-end text:change-id="ct63535616"/></text:p>
          </table:table-cell>
          <table:table-cell table:style-name="Table122.A1" office:value-type="string">
            <text:p text:style-name="P6">MAIN</text:p>
          </table:table-cell>
        </table:table-row>
        <table:table-row>
          <table:table-cell table:style-name="Table122.A1" office:value-type="string">
            <text:p text:style-name="P10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MAIN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0">Errors</text:p>
          </table:table-cell>
          <table:table-cell table:style-name="Table122.A1" table:number-columns-spanned="4" office:value-type="string">
            <text:p text:style-name="P12"><text:change-start text:change-id="ct56144368"/>-240,"Hardware error"</text:p>
            <text:p text:style-name="P12">-241,"Option not installed"<text:change-end text:change-id="ct56144368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0">Related Commands</text:p>
          </table:table-cell>
          <table:table-cell table:style-name="Table122.A1" table:number-columns-spanned="4" office:value-type="string">
            <text:p text:style-name="P15"><text:change-start text:change-id="ct77071632"/>DIAGnostic[:INFOrmation]:FAN?<text:change-end text:change-id="ct77071632"/><text:change-start text:change-id="ct56148960"/></text:p>
            <text:p text:style-name="P5"><text:change-end text:change-id="ct56148960"/><text:change-start text:change-id="ct56149568"/>SYSTem:CPU:OPTion?</text:p>
            <text:p text:style-name="P4"><text:change-end text:change-id="ct56149568"/><text:change-start text:change-id="ct56150752"/>SYSTem:TEMPerature:PROTection[:HIGH][:LEVel]</text:p>
            <text:p text:style-name="P4">SYSTem:TEMPerature:PROTection[:HIGH]:DELay[:TIME]</text:p>
            <text:p text:style-name="P4"><text:change-end text:change-id="ct56150752"/><text:change-start text:change-id="ct56151360"/>SYSTem:TEMPerature:PROTection[:HIGH]:STATe</text:p>
            <text:p text:style-name="P4">SYSTem:TEMPerature:PROTection[:HIGH]:TRIPped?<text:change-end text:change-id="ct56151360"/></text:p>
          </table:table-cell>
          <table:covered-table-cell/>
          <table:covered-table-cell/>
          <table:covered-table-cell/>
        </table:table-row>
      </table:table>
      <text:list xml:id="list153551450232660" text:continue-list="list153552179645784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1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1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6">Discrete</text:p>
          </table:table-cell>
          <table:table-cell table:style-name="Table74.A1" office:value-type="string">
            <text:p text:style-name="P6">CH1|CH2</text:p>
          </table:table-cell>
          <table:table-cell table:style-name="Table74.A1" office:value-type="string">
            <text:p text:style-name="P6">n/a</text:p>
          </table:table-cell>
        </table:table-row>
        <table:table-row>
          <table:table-cell table:style-name="Table74.A1" office:value-type="string">
            <text:p text:style-name="P11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0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0">Related Commands</text:p>
          </table:table-cell>
          <table:table-cell table:style-name="Table74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4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4.MEASur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5.4. MEASure</dc:title>
    <meta:document-statistic meta:table-count="5" meta:image-count="0" meta:object-count="0" meta:page-count="2" meta:paragraph-count="123" meta:word-count="489" meta:character-count="3728" meta:non-whitespace-character-count="3364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